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ine Plot" table:style-name="ta1" table:print-ranges="'Line Plot'.A1:'Line Plot'.S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54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Hydrogen</text:p>
          </table:table-cell>
          <table:table-cell table:style-name="ce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ce1"/>
          <table:table-cell table:style-name="ce2"/>
          <table:table-cell/>
          <table:table-cell table:style-name="Default" table:number-columns-repeated="254"/>
          <table:table-cell table:number-columns-repeated="767"/>
        </table:table-row>
        <table:table-row table:style-name="ro2">
          <table:table-cell table:style-name="ce2" office:value-type="string">
            <text:p>Wavelength</text:p>
          </table:table-cell>
          <table:table-cell table:style-name="ce2" office:value-type="string">
            <text:p>Intensity</text:p>
          </table:table-cell>
          <table:table-cell>
            <draw:frame table:end-cell-address="'Line Plot'.P17" table:end-x="0.677cm" table:end-y="0.304cm" draw:z-index="0" draw:style-name="gr1" svg:width="22.82cm" svg:height="6.998cm" svg:x="0.885cm" svg:y="0.194cm">
              <draw:object draw:notify-on-update-of-ranges="'Line Plot'.A3:'Line Plot'.A3 'Line Plot'.A4:'Line Plot'.A9 'Line Plot'.B3:'Line Plot'.B3 'Line Plot'.B4:'Line Plot'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54"/>
          <table:table-cell table:number-columns-repeated="767"/>
        </table:table-row>
        <table:table-row table:style-name="ro2">
          <table:table-cell office:value-type="float" office:value="3970.07">
            <text:p>3970.07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54"/>
          <table:table-cell table:number-columns-repeated="767"/>
        </table:table-row>
        <table:table-row table:style-name="ro2">
          <table:table-cell office:value-type="float" office:value="4101.74">
            <text:p>4101.7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340.47">
            <text:p>4340.4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4861.33">
            <text:p>4861.3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62.72">
            <text:p>6562.7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float" office:value="6562.85">
            <text:p>6562.8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Print_Area_1" table:base-cell-address="$'Line Plot'.$A$1" table:cell-range-address="$'Line Plot'.$A$1:.$S$1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3cm" fo:margin-right="1.3cm" style:first-page-number="continue" style:scale-to-X="1" style:scale-to-Y="1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/06/2016</text:date>, <text:time>23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drogenRefData" style:display-name="PageStyle_HydrogenRef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10T08:36:37</meta:creation-date>
    <dc:date>2016-06-28T23:39:00</dc:date>
    <meta:print-date>2011-05-10T12:31:23</meta:print-date>
    <meta:generator>NeoOffice/3.2015.7$Unix OpenOffice.org_project/</meta:generator>
    <meta:editing-duration>PT00H56M14S</meta:editing-duration>
    <meta:editing-cycles>4</meta:editing-cycles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 chart:error-lower-limit="1" chart:error-upper-limit="1" chart:error-lower-indicator="true" chart:error-category="constant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1" chart:interval-minor-divis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01cm" chart:symbol-height="0.01cm" chart:error-lower-limit="1" chart:error-upper-limit="1" chart:error-lower-indicator="true" chart:error-category="constant">
        <chart:symbol-image/>
      </style:chart-properties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error-category="constan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821cm" svg:height="6.999cm" chart:class="chart:scatter" chart:style-name="ch1">
        <chart:title svg:x="8.68cm" svg:y="0.14cm" chart:style-name="ch2">
          <text:p>Simulated Spectra line plot</text:p>
        </chart:title>
        <chart:plot-area chart:style-name="ch3" table:cell-range-address="'Line Plot'.A3:'Line Plot'.B9" chart:data-source-has-labels="row" svg:x="0.456cm" svg:y="0.808cm" svg:width="21.909cm" svg:height="6.114cm">
          <chart:axis chart:dimension="x" chart:name="primary-x" chart:style-name="ch4">
            <chart:title svg:x="9.607cm" svg:y="6.489cm" chart:style-name="ch5">
              <text:p>Wavelength in Angstrom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ine Plot'.B4:'Line Plot'.B9" chart:label-cell-address="'Line Plot'.B3:'Line Plot'.B3" chart:class="chart:scatter">
            <chart:domain table:cell-range-address="'Line Plot'.A4:'Line Plot'.A9"/>
            <chart:error-indicator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Line Plot'.B3:'Line Plot'.B3">Intens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0.07">
                <text:p text:id="'Line Plot'.A4:'Line Plot'.A9">3970.07</text:p>
              </table:table-cell>
              <table:table-cell office:value-type="float" office:value="1">
                <text:p text:id="'Line Plot'.B4:'Line Plot'.B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1.74">
                <text:p>410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40.47">
                <text:p>4340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1.33">
                <text:p>4861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62.72">
                <text:p>656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62.85">
                <text:p>6562.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7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